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4c7393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  <style:style style:name="T7" style:family="text">
      <style:text-properties officeooo:rsid="00478aaf"/>
    </style:style>
    <style:style style:name="T8" style:family="text">
      <style:text-properties officeooo:rsid="004fe2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<text:tab/></text:span><text:span text:style-name="T6"><text:text-input text:description="&lt;o.bloc_agenda_id.ane_group_id.street2&gt;">&lt;o.bloc_agenda_id.ane_group_id.street2&gt;</text:text-input></text:span><text:span text:style-name="T6"><text:line-break/><text:tab/>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text:span text:style-name="T6"><text:line-break/></text:span><text:text-input text:description="&lt;if test=&quot;o.ane_patient_call is True&quot;&gt;">&lt;if test="o.ane_patient_call is True"&gt;</text:text-input><text:span text:style-name="T8">Pour la consultation d’anesthésie :<text:line-break/><text:tab/>Prendre rendez vous auprés du secrétariat des anesthésistes </text:span><text:span text:style-name="T8"><text:text-input text:description="&lt;o.bloc_agenda_id.ane_group_id.street&gt;"/></text:span><text:span text:style-name="T8"><text:line-break/>au </text:span><text:span text:style-name="T8"><text:text-input text:description="&lt;o.bloc_agenda_id.ane_group_id.phone&gt;"/></text:span><text:span text:style-name="T8"><text:text-input text:description="&lt;/if&gt;">&lt;/if&gt;</text:text-input></text:span><text:span text:style-name="T8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8T00:00:32.056250385</dc:date>
    <meta:editing-duration>PT11H40M19S</meta:editing-duration>
    <meta:editing-cycles>143</meta:editing-cycles>
    <meta:generator>LibreOffice/6.1.5.2$Linux_X86_64 LibreOffice_project/10$Build-2</meta:generator>
    <meta:document-statistic meta:table-count="0" meta:image-count="0" meta:object-count="0" meta:page-count="2" meta:paragraph-count="14" meta:word-count="203" meta:character-count="1259" meta:non-whitespace-character-count="1130"/>
  </office:meta>
</office:document-meta>
</file>